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style="normal" style:font-style-asian="normal" style:font-style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3.24pt" svg:y="278.96pt">
            <draw:object draw:notify-on-update-of-ranges="Sheet1.A23:Sheet1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office:value-type="string" calcext:value-type="string">
            <text:p>Raw: 18494 <text:s text:c="3"/>sampled: 1862.494 <text:s text:c="2"/>given: 3800 <text:s text:c="2"/>gain: 2.04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494 <text:s text:c="3"/>sampled: 1862.494 <text:s text:c="2"/>given: 3800 <text:s text:c="2"/>gain: 2.04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22 <text:s text:c="3"/>sampled: 1764.606 <text:s text:c="2"/>given: 3600 <text:s text:c="2"/>gain: 2.04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22 <text:s text:c="3"/>sampled: 1764.606 <text:s text:c="2"/>given: 3600 <text:s text:c="2"/>gain: 2.04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48 <text:s text:c="3"/>sampled: 1666.516 <text:s text:c="2"/>given: 3400 <text:s text:c="2"/>gain: 2.04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48 <text:s text:c="3"/>sampled: 1666.516 <text:s text:c="2"/>given: 3400 <text:s text:c="2"/>gain: 2.04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75 <text:s text:c="3"/>sampled: 1568.527 <text:s text:c="2"/>given: 3200 <text:s text:c="2"/>gain: 2.04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575 <text:s text:c="3"/>sampled: 1568.527 <text:s text:c="2"/>given: 3200 <text:s text:c="2"/>gain: 2.04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02 <text:s text:c="3"/>sampled: 1470.538 <text:s text:c="2"/>given: 3000 <text:s text:c="2"/>gain: 2.04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03 <text:s text:c="3"/>sampled: 1470.639 <text:s text:c="2"/>given: 3000 <text:s text:c="2"/>gain: 2.03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30 <text:s text:c="3"/>sampled: 1372.65 <text:s text:c="2"/>given: 2800 <text:s text:c="2"/>gain: 2.03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30 <text:s text:c="3"/>sampled: 1372.65 <text:s text:c="2"/>given: 2800 <text:s text:c="2"/>gain: 2.03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55 <text:s text:c="3"/>sampled: 1274.46 <text:s text:c="2"/>given: 2600 <text:s text:c="2"/>gain: 2.04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56 <text:s text:c="3"/>sampled: 1274.561 <text:s text:c="2"/>given: 2600 <text:s text:c="2"/>gain: 2.039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83 <text:s text:c="3"/>sampled: 1176.572 <text:s text:c="2"/>given: 2400 <text:s text:c="2"/>gain: 2.039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684 <text:s text:c="3"/>sampled: 1176.672 <text:s text:c="2"/>given: 2400 <text:s text:c="2"/>gain: 2.03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11 <text:s text:c="3"/>sampled: 1078.683 <text:s text:c="2"/>given: 2200 <text:s text:c="2"/>gain: 2.039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11 <text:s text:c="3"/>sampled: 1078.683 <text:s text:c="2"/>given: 2200 <text:s text:c="2"/>gain: 2.039523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float" office:value="2.040275" calcext:value-type="float">
            <text:p>2.040275</text:p>
          </table:table-cell>
          <table:table-cell table:number-columns-repeated="1023"/>
        </table:table-row>
        <table:table-row table:style-name="ro1">
          <table:table-cell table:style-name="ce4" office:value-type="float" office:value="2.040275" calcext:value-type="float">
            <text:p>2.040275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16" calcext:value-type="float">
            <text:p>2.040116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16" calcext:value-type="float">
            <text:p>2.040116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84" calcext:value-type="float">
            <text:p>2.040184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84" calcext:value-type="float">
            <text:p>2.040184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3" calcext:value-type="float">
            <text:p>2.04013</text:p>
          </table:table-cell>
          <table:table-cell table:number-columns-repeated="1023"/>
        </table:table-row>
        <table:table-row table:style-name="ro1">
          <table:table-cell table:style-name="ce4" office:value-type="float" office:value="2.04013" calcext:value-type="float">
            <text:p>2.04013</text:p>
          </table:table-cell>
          <table:table-cell table:number-columns-repeated="1023"/>
        </table:table-row>
        <table:table-row table:style-name="ro1">
          <table:table-cell table:style-name="ce4" office:value-type="float" office:value="2.040069" calcext:value-type="float">
            <text:p>2.040069</text:p>
          </table:table-cell>
          <table:table-cell table:number-columns-repeated="1023"/>
        </table:table-row>
        <table:table-row table:style-name="ro1">
          <table:table-cell table:style-name="ce4" office:value-type="float" office:value="2.03993" calcext:value-type="float">
            <text:p>2.03993</text:p>
          </table:table-cell>
          <table:table-cell table:number-columns-repeated="1023"/>
        </table:table-row>
        <table:table-row table:style-name="ro1">
          <table:table-cell table:style-name="ce4" office:value-type="float" office:value="2.03985" calcext:value-type="float">
            <text:p>2.03985</text:p>
          </table:table-cell>
          <table:table-cell table:number-columns-repeated="1023"/>
        </table:table-row>
        <table:table-row table:style-name="ro1">
          <table:table-cell table:style-name="ce4" office:value-type="float" office:value="2.03985" calcext:value-type="float">
            <text:p>2.03985</text:p>
          </table:table-cell>
          <table:table-cell table:number-columns-repeated="1023"/>
        </table:table-row>
        <table:table-row table:style-name="ro1">
          <table:table-cell table:style-name="ce4" office:value-type="float" office:value="2.04008" calcext:value-type="float">
            <text:p>2.04008</text:p>
          </table:table-cell>
          <table:table-cell table:number-columns-repeated="1023"/>
        </table:table-row>
        <table:table-row table:style-name="ro1">
          <table:table-cell table:style-name="ce4" office:value-type="float" office:value="2.039919" calcext:value-type="float">
            <text:p>2.039919</text:p>
          </table:table-cell>
          <table:table-cell table:number-columns-repeated="1023"/>
        </table:table-row>
        <table:table-row table:style-name="ro1">
          <table:table-cell table:style-name="ce4" office:value-type="float" office:value="2.039825" calcext:value-type="float">
            <text:p>2.039825</text:p>
          </table:table-cell>
          <table:table-cell table:number-columns-repeated="1023"/>
        </table:table-row>
        <table:table-row table:style-name="ro1">
          <table:table-cell table:style-name="ce4" office:value-type="float" office:value="2.03965" calcext:value-type="float">
            <text:p>2.03965</text:p>
          </table:table-cell>
          <table:table-cell table:number-columns-repeated="1023"/>
        </table:table-row>
        <table:table-row table:style-name="ro1">
          <table:table-cell table:style-name="ce4" office:value-type="float" office:value="2.039523" calcext:value-type="float">
            <text:p>2.039523</text:p>
          </table:table-cell>
          <table:table-cell table:number-columns-repeated="1023"/>
        </table:table-row>
        <table:table-row table:style-name="ro1">
          <table:table-cell office:value-type="float" office:value="2.039523" calcext:value-type="float">
            <text:p>2.039523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.0399" calcext:value-type="float">
            <text:p>2.0399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5" office:value-type="float" office:value="2324.8892" calcext:value-type="float">
            <text:p>2324.8892</text:p>
          </table:table-cell>
          <table:table-cell office:value-type="float" office:value="49.8367" calcext:value-type="float">
            <text:p>49.8367</text:p>
          </table:table-cell>
          <table:table-cell table:style-name="ce5" office:value-type="float" office:value="49.8399" calcext:value-type="float">
            <text:p>49.8399</text:p>
          </table:table-cell>
          <table:table-cell table:formula="of:=2*[.C50]" office:value-type="float" office:value="99.6798" calcext:value-type="float">
            <text:p>99.6798</text:p>
          </table:table-cell>
          <table:table-cell table:formula="of:=[.D50]/[.A50]" office:value-type="float" office:value="0.0428750755089748" calcext:value-type="float">
            <text:p>0.042875075508975</text:p>
          </table:table-cell>
          <table:table-cell/>
          <table:table-cell table:style-name="ce5" office:value-type="float" office:value="2335.939" calcext:value-type="float">
            <text:p>2335.939</text:p>
          </table:table-cell>
          <table:table-cell office:value-type="float" office:value="5.0391" calcext:value-type="float">
            <text:p>5.0391</text:p>
          </table:table-cell>
          <table:table-cell table:style-name="ce5" office:value-type="float" office:value="5.03647" calcext:value-type="float">
            <text:p>5.03647</text:p>
          </table:table-cell>
          <table:table-cell table:formula="of:=2*[.I50]" office:value-type="float" office:value="10.07294" calcext:value-type="float">
            <text:p>10.07294</text:p>
          </table:table-cell>
          <table:table-cell table:formula="of:=[.J50]/[.G50]" office:value-type="float" office:value="0.00431215883633948" calcext:value-type="float">
            <text:p>0.0043121588363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.8364" calcext:value-type="float">
            <text:p>49.8364</text:p>
          </table:table-cell>
          <table:table-cell table:number-columns-repeated="5"/>
          <table:table-cell office:value-type="float" office:value="5.0372" calcext:value-type="float">
            <text:p>5.0372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7" office:value-type="float" office:value="49.8394" calcext:value-type="float">
            <text:p>49.8394</text:p>
          </table:table-cell>
          <table:table-cell table:style-name="ce7" table:number-columns-repeated="4"/>
          <table:table-cell/>
          <table:table-cell office:value-type="float" office:value="5.0352" calcext:value-type="float">
            <text:p>5.0352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float" office:value="49.8471" calcext:value-type="float">
            <text:p>49.8471</text:p>
          </table:table-cell>
          <table:table-cell table:number-columns-repeated="5"/>
          <table:table-cell office:value-type="float" office:value="5.0344" calcext:value-type="float">
            <text:p>5.0344</text:p>
          </table:table-cell>
          <table:table-cell table:number-columns-repeated="1016"/>
        </table:table-row>
        <table:table-row table:style-name="ro1" table:number-rows-repeated="58">
          <table:table-cell table:style-name="ce8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 table:number-rows-repeated="69">
          <table:table-cell table:style-name="ce8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22:27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4:42:03.765000000</dc:date>
    <meta:editing-duration>PT4H29M3S</meta:editing-duration>
    <meta:editing-cycles>84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3:Sheet1.A40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3:Sheet1.A4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275">
                <text:p>2.040275</text:p>
                <draw:g>
                  <svg:desc>Sheet1.A23:Sheet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275">
                <text:p>2.04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116">
                <text:p>2.04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116">
                <text:p>2.040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184">
                <text:p>2.04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184">
                <text:p>2.040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13">
                <text:p>2.04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13">
                <text:p>2.04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069">
                <text:p>2.04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93">
                <text:p>2.03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85">
                <text:p>2.03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85">
                <text:p>2.03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08">
                <text:p>2.04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919">
                <text:p>2.039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825">
                <text:p>2.03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523">
                <text:p>2.039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9523">
                <text:p>2.03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